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ell" style:name="af6f858">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abdf6e">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275c27">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691e5e">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7a5103">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5c3fcb">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aab58a">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6778b4">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1f7834">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d6ba7d">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6d19a9">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692054">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392f77">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47e8e6">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7f4d47">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29efb0">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0a6a1d">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8dfa80">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0d3a41">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6e64fc">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264dd7">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8efd41">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054f4d">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5781f4">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04bc1d">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736349">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c2258d">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5f6df0">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65ae6c">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f11fdb">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6b55f4">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56d44f">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5cef51">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44f5b5">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b5a875">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003927">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c6fa3e">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d0d0a2">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c60708">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93be53">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770c3d">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974477">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3dde7d">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8b12c3">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a5af63">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f58b44">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e2d719">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928628">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064b20">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0e9cee">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e70f12">
      <style:table-cell-properties style:decimal-places="2"/>
      <style:paragraph-properties style:tab-stop-distance="1.25cm"/>
      <style:text-properties fo:color="#000000" fo:font-size="10.0pt" fo:font-weight="bold" style:font-name="Arial" style:font-name-asian="Lucida Sans Unicode" style:font-name-complex="Tahoma"/>
    </style:style>
    <style:style style:family="table-cell" style:name="a617ae6">
      <style:table-cell-properties style:decimal-places="2"/>
      <style:paragraph-properties style:tab-stop-distance="1.25cm"/>
      <style:text-properties fo:color="#000000" fo:font-size="10.0pt" fo:font-weight="bold" style:font-name="Arial" style:font-name-asian="Lucida Sans Unicode" style:font-name-complex="Tahoma"/>
    </style:style>
    <number:number-style style:name="n718353">
      <number:number number:decimal-places="0" number:min-integer-digits="1"/>
    </number:number-style>
    <style:style style:data-style-name="n718353" style:family="table-cell" style:name="a533a03">
      <style:table-cell-properties style:decimal-places="2"/>
      <style:paragraph-properties style:tab-stop-distance="1.25cm"/>
      <style:text-properties style:font-name="Arial" style:font-name-asian="Lucida Sans Unicode" style:font-name-complex="Tahoma"/>
    </style:style>
    <number:number-style style:name="n9240c9">
      <number:number number:decimal-places="0" number:min-integer-digits="1"/>
    </number:number-style>
    <style:style style:data-style-name="n9240c9" style:family="table-cell" style:name="a89b05d">
      <style:table-cell-properties style:decimal-places="2"/>
      <style:paragraph-properties style:tab-stop-distance="1.25cm"/>
      <style:text-properties style:font-name="Arial" style:font-name-asian="Lucida Sans Unicode" style:font-name-complex="Tahoma"/>
    </style:style>
    <number:number-style style:name="n41703c">
      <number:number number:decimal-places="0" number:min-integer-digits="1"/>
    </number:number-style>
    <style:style style:data-style-name="n41703c" style:family="table-cell" style:name="a7403f1">
      <style:table-cell-properties style:decimal-places="2"/>
      <style:paragraph-properties style:tab-stop-distance="1.25cm"/>
      <style:text-properties style:font-name="Arial" style:font-name-asian="Lucida Sans Unicode" style:font-name-complex="Tahoma"/>
    </style:style>
    <number:number-style style:name="nef7ee0">
      <number:number number:decimal-places="0" number:min-integer-digits="1"/>
    </number:number-style>
    <style:style style:data-style-name="nef7ee0" style:family="table-cell" style:name="a021f7e">
      <style:table-cell-properties style:decimal-places="2"/>
      <style:paragraph-properties style:tab-stop-distance="1.25cm"/>
      <style:text-properties style:font-name="Arial" style:font-name-asian="Lucida Sans Unicode" style:font-name-complex="Tahoma"/>
    </style:style>
    <number:number-style style:name="n53f931">
      <number:number number:decimal-places="0" number:min-integer-digits="1"/>
    </number:number-style>
    <style:style style:data-style-name="n53f931" style:family="table-cell" style:name="ad3fc80">
      <style:table-cell-properties style:decimal-places="2"/>
      <style:paragraph-properties style:tab-stop-distance="1.25cm"/>
      <style:text-properties style:font-name="Arial" style:font-name-asian="Lucida Sans Unicode" style:font-name-complex="Tahoma"/>
    </style:style>
    <number:number-style style:name="n2e701e">
      <number:number number:decimal-places="0" number:min-integer-digits="1"/>
    </number:number-style>
    <style:style style:data-style-name="n2e701e" style:family="table-cell" style:name="a4f63b3">
      <style:table-cell-properties style:decimal-places="2"/>
      <style:paragraph-properties style:tab-stop-distance="1.25cm"/>
      <style:text-properties style:font-name="Arial" style:font-name-asian="Lucida Sans Unicode" style:font-name-complex="Tahoma"/>
    </style:style>
    <number:number-style style:name="n26dc2c">
      <number:number number:decimal-places="0" number:min-integer-digits="1"/>
    </number:number-style>
    <style:style style:data-style-name="n26dc2c" style:family="table-cell" style:name="a4306a1">
      <style:table-cell-properties style:decimal-places="2"/>
      <style:paragraph-properties style:tab-stop-distance="1.25cm"/>
      <style:text-properties style:font-name="Arial" style:font-name-asian="Lucida Sans Unicode" style:font-name-complex="Tahoma"/>
    </style:style>
    <number:number-style style:name="n9a351c">
      <number:number number:decimal-places="0" number:min-integer-digits="1"/>
    </number:number-style>
    <style:style style:data-style-name="n9a351c" style:family="table-cell" style:name="ab0ea15">
      <style:table-cell-properties style:decimal-places="2"/>
      <style:paragraph-properties style:tab-stop-distance="1.25cm"/>
      <style:text-properties style:font-name="Arial" style:font-name-asian="Lucida Sans Unicode" style:font-name-complex="Tahoma"/>
    </style:style>
    <number:number-style style:name="na82c22">
      <number:number number:decimal-places="0" number:min-integer-digits="1"/>
    </number:number-style>
    <style:style style:data-style-name="na82c22" style:family="table-cell" style:name="a61428e">
      <style:table-cell-properties style:decimal-places="2"/>
      <style:paragraph-properties style:tab-stop-distance="1.25cm"/>
      <style:text-properties style:font-name="Arial" style:font-name-asian="Lucida Sans Unicode" style:font-name-complex="Tahoma"/>
    </style:style>
    <number:number-style style:name="n6361d0">
      <number:number number:decimal-places="0" number:min-integer-digits="1"/>
    </number:number-style>
    <style:style style:data-style-name="n6361d0" style:family="table-cell" style:name="aa760f3">
      <style:table-cell-properties style:decimal-places="2"/>
      <style:paragraph-properties style:tab-stop-distance="1.25cm"/>
      <style:text-properties style:font-name="Arial" style:font-name-asian="Lucida Sans Unicode" style:font-name-complex="Tahoma"/>
    </style:style>
    <number:number-style style:name="n255033">
      <number:number number:decimal-places="0" number:min-integer-digits="1"/>
    </number:number-style>
    <style:style style:data-style-name="n255033" style:family="table-cell" style:name="a8d5f37">
      <style:table-cell-properties style:decimal-places="2"/>
      <style:paragraph-properties style:tab-stop-distance="1.25cm"/>
      <style:text-properties style:font-name="Arial" style:font-name-asian="Lucida Sans Unicode" style:font-name-complex="Tahoma"/>
    </style:style>
    <number:number-style style:name="nfdb4d5">
      <number:number number:decimal-places="0" number:min-integer-digits="1"/>
    </number:number-style>
    <style:style style:data-style-name="nfdb4d5" style:family="table-cell" style:name="a7e21a6">
      <style:table-cell-properties style:decimal-places="2"/>
      <style:paragraph-properties style:tab-stop-distance="1.25cm"/>
      <style:text-properties style:font-name="Arial" style:font-name-asian="Lucida Sans Unicode" style:font-name-complex="Tahoma"/>
    </style:style>
    <number:number-style style:name="n39cd9b">
      <number:number number:decimal-places="0" number:min-integer-digits="1"/>
    </number:number-style>
    <style:style style:data-style-name="n39cd9b" style:family="table-cell" style:name="aa93b01">
      <style:table-cell-properties style:decimal-places="2"/>
      <style:paragraph-properties style:tab-stop-distance="1.25cm"/>
      <style:text-properties style:font-name="Arial" style:font-name-asian="Lucida Sans Unicode" style:font-name-complex="Tahoma"/>
    </style:style>
    <number:number-style style:name="n7d769b">
      <number:number number:decimal-places="0" number:min-integer-digits="1"/>
    </number:number-style>
    <style:style style:data-style-name="n7d769b" style:family="table-cell" style:name="a3e8eba">
      <style:table-cell-properties style:decimal-places="2"/>
      <style:paragraph-properties style:tab-stop-distance="1.25cm"/>
      <style:text-properties style:font-name="Arial" style:font-name-asian="Lucida Sans Unicode" style:font-name-complex="Tahoma"/>
    </style:style>
    <number:number-style style:name="nbe6689">
      <number:number number:decimal-places="0" number:min-integer-digits="1"/>
    </number:number-style>
    <style:style style:data-style-name="nbe6689" style:family="table-cell" style:name="a516dd6">
      <style:table-cell-properties style:decimal-places="2"/>
      <style:paragraph-properties style:tab-stop-distance="1.25cm"/>
      <style:text-properties style:font-name="Arial" style:font-name-asian="Lucida Sans Unicode" style:font-name-complex="Tahoma"/>
    </style:style>
    <number:number-style style:name="n33aa4a">
      <number:number number:decimal-places="0" number:min-integer-digits="1"/>
    </number:number-style>
    <style:style style:data-style-name="n33aa4a" style:family="table-cell" style:name="a99a064">
      <style:table-cell-properties style:decimal-places="2"/>
      <style:paragraph-properties style:tab-stop-distance="1.25cm"/>
      <style:text-properties style:font-name="Arial" style:font-name-asian="Lucida Sans Unicode" style:font-name-complex="Tahoma"/>
    </style:style>
    <number:number-style style:name="n8057af">
      <number:number number:decimal-places="0" number:min-integer-digits="1"/>
    </number:number-style>
    <style:style style:data-style-name="n8057af" style:family="table-cell" style:name="a5d9680">
      <style:table-cell-properties style:decimal-places="2"/>
      <style:paragraph-properties style:tab-stop-distance="1.25cm"/>
      <style:text-properties style:font-name="Arial" style:font-name-asian="Lucida Sans Unicode" style:font-name-complex="Tahoma"/>
    </style:style>
    <number:number-style style:name="nc37a8f">
      <number:number number:decimal-places="0" number:min-integer-digits="1"/>
    </number:number-style>
    <style:style style:data-style-name="nc37a8f" style:family="table-cell" style:name="ae11949">
      <style:table-cell-properties style:decimal-places="2"/>
      <style:paragraph-properties style:tab-stop-distance="1.25cm"/>
      <style:text-properties style:font-name="Arial" style:font-name-asian="Lucida Sans Unicode" style:font-name-complex="Tahoma"/>
    </style:style>
    <number:number-style style:name="nf7beb0">
      <number:number number:decimal-places="0" number:min-integer-digits="1"/>
    </number:number-style>
    <style:style style:data-style-name="nf7beb0" style:family="table-cell" style:name="aa0855b">
      <style:table-cell-properties style:decimal-places="2"/>
      <style:paragraph-properties style:tab-stop-distance="1.25cm"/>
      <style:text-properties style:font-name="Arial" style:font-name-asian="Lucida Sans Unicode" style:font-name-complex="Tahoma"/>
    </style:style>
    <number:number-style style:name="n0e8c2e">
      <number:number number:decimal-places="0" number:min-integer-digits="1"/>
    </number:number-style>
    <style:style style:data-style-name="n0e8c2e" style:family="table-cell" style:name="a1f1d94">
      <style:table-cell-properties style:decimal-places="2"/>
      <style:paragraph-properties style:tab-stop-distance="1.25cm"/>
      <style:text-properties style:font-name="Arial" style:font-name-asian="Lucida Sans Unicode" style:font-name-complex="Tahoma"/>
    </style:style>
    <number:number-style style:name="n4b735f">
      <number:number number:decimal-places="0" number:min-integer-digits="1"/>
    </number:number-style>
    <style:style style:data-style-name="n4b735f" style:family="table-cell" style:name="ae89e50">
      <style:table-cell-properties style:decimal-places="2"/>
      <style:paragraph-properties style:tab-stop-distance="1.25cm"/>
      <style:text-properties style:font-name="Arial" style:font-name-asian="Lucida Sans Unicode" style:font-name-complex="Tahoma"/>
    </style:style>
    <number:number-style style:name="na1205f">
      <number:number number:decimal-places="0" number:min-integer-digits="1"/>
    </number:number-style>
    <style:style style:data-style-name="na1205f" style:family="table-cell" style:name="ab8265a">
      <style:table-cell-properties style:decimal-places="2"/>
      <style:paragraph-properties style:tab-stop-distance="1.25cm"/>
      <style:text-properties style:font-name="Arial" style:font-name-asian="Lucida Sans Unicode" style:font-name-complex="Tahoma"/>
    </style:style>
    <number:number-style style:name="nafddc0">
      <number:number number:decimal-places="0" number:min-integer-digits="1"/>
    </number:number-style>
    <style:style style:data-style-name="nafddc0" style:family="table-cell" style:name="a320c2a">
      <style:table-cell-properties style:decimal-places="2"/>
      <style:paragraph-properties style:tab-stop-distance="1.25cm"/>
      <style:text-properties style:font-name="Arial" style:font-name-asian="Lucida Sans Unicode" style:font-name-complex="Tahoma"/>
    </style:style>
    <number:number-style style:name="nba3105">
      <number:number number:decimal-places="0" number:min-integer-digits="1"/>
    </number:number-style>
    <style:style style:data-style-name="nba3105" style:family="table-cell" style:name="ac88b55">
      <style:table-cell-properties style:decimal-places="2"/>
      <style:paragraph-properties style:tab-stop-distance="1.25cm"/>
      <style:text-properties style:font-name="Arial" style:font-name-asian="Lucida Sans Unicode" style:font-name-complex="Tahoma"/>
    </style:style>
    <number:number-style style:name="n9592ed">
      <number:number number:decimal-places="0" number:min-integer-digits="1"/>
    </number:number-style>
    <style:style style:data-style-name="n9592ed" style:family="table-cell" style:name="ad59f2b">
      <style:table-cell-properties style:decimal-places="2"/>
      <style:paragraph-properties style:tab-stop-distance="1.25cm"/>
      <style:text-properties style:font-name="Arial" style:font-name-asian="Lucida Sans Unicode" style:font-name-complex="Tahoma"/>
    </style:style>
    <number:number-style style:name="na6f0b0">
      <number:number number:decimal-places="0" number:min-integer-digits="1"/>
    </number:number-style>
    <style:style style:data-style-name="na6f0b0" style:family="table-cell" style:name="a9c1ce8">
      <style:table-cell-properties style:decimal-places="2"/>
      <style:paragraph-properties style:tab-stop-distance="1.25cm"/>
      <style:text-properties style:font-name="Arial" style:font-name-asian="Lucida Sans Unicode" style:font-name-complex="Tahoma"/>
    </style:style>
    <number:number-style style:name="n2bc2b8">
      <number:number number:decimal-places="0" number:min-integer-digits="1"/>
    </number:number-style>
    <style:style style:data-style-name="n2bc2b8" style:family="table-cell" style:name="a407104">
      <style:table-cell-properties style:decimal-places="2"/>
      <style:paragraph-properties style:tab-stop-distance="1.25cm"/>
      <style:text-properties style:font-name="Arial" style:font-name-asian="Lucida Sans Unicode" style:font-name-complex="Tahoma"/>
    </style:style>
    <number:number-style style:name="nec586e">
      <number:number number:decimal-places="0" number:min-integer-digits="1"/>
    </number:number-style>
    <style:style style:data-style-name="nec586e" style:family="table-cell" style:name="a338876">
      <style:table-cell-properties style:decimal-places="2"/>
      <style:paragraph-properties style:tab-stop-distance="1.25cm"/>
      <style:text-properties style:font-name="Arial" style:font-name-asian="Lucida Sans Unicode" style:font-name-complex="Tahoma"/>
    </style:style>
    <number:number-style style:name="n71c02b">
      <number:number number:decimal-places="0" number:min-integer-digits="1"/>
    </number:number-style>
    <style:style style:data-style-name="n71c02b" style:family="table-cell" style:name="a69a80a">
      <style:table-cell-properties style:decimal-places="2"/>
      <style:paragraph-properties style:tab-stop-distance="1.25cm"/>
      <style:text-properties style:font-name="Arial" style:font-name-asian="Lucida Sans Unicode" style:font-name-complex="Tahoma"/>
    </style:style>
    <number:number-style style:name="na4ad6d">
      <number:number number:decimal-places="0" number:min-integer-digits="1"/>
    </number:number-style>
    <style:style style:data-style-name="na4ad6d" style:family="table-cell" style:name="ac88106">
      <style:table-cell-properties style:decimal-places="2"/>
      <style:paragraph-properties style:tab-stop-distance="1.25cm"/>
      <style:text-properties style:font-name="Arial" style:font-name-asian="Lucida Sans Unicode" style:font-name-complex="Tahoma"/>
    </style:style>
  </office:automatic-styles>
  <office:body>
    <office:spreadsheet>
      <table:table table:name="Content" table:print="false" table:style-name="ta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row table:style-name="ro1">
          <table:table-cell office:string-value="Alias" office:value-type="string">
            <text:p>Alias</text:p>
          </table:table-cell>
          <table:table-cell office:string-value="LOSHval1" office:value-type="string">
            <text:p>LOSHval1</text:p>
          </table:table-cell>
          <table:table-cell office:string-value="" office:value-type="string">
            <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row>
        <table:table-row>
          <table:table-cell office:string-value="Export Date" office:value-type="string">
            <text:p>Export Date</text:p>
          </table:table-cell>
          <table:table-cell office:date-value="2022-06-16T17:56:19" office:value-type="date">
            <text:p>2022-06-16T17:56:19</text:p>
          </table:table-cell>
          <table:table-cell office:string-value="" office:value-type="string">
            <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row>
        <table:table-row>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table-cell office:string-value="First, please tell us the role you are representing in this survey" office:value-type="string" table:style-name="af6f858">
            <text:p>First, please tell us the role you are representing in this survey</text:p>
          </table:table-cell>
          <table:table-cell office:string-value="specified &quot;other&quot; role:" office:value-type="string" table:style-name="aabdf6e">
            <text:p>specified "other" role:</text:p>
          </table:table-cell>
          <table:table-cell office:string-value="Before we start, have you ever published an open source hardware project yourself (or closely experienced someone doing so)?" office:value-type="string" table:style-name="a275c27">
            <text:p>Before we start, have you ever published an open source hardware project yourself (or closely experienced someone doing so)?</text:p>
          </table:table-cell>
          <table:table-cell office:string-value="What did you type into the search field?" office:value-type="string" table:style-name="a691e5e">
            <text:p>What did you type into the search field?</text:p>
          </table:table-cell>
          <table:table-cell office:string-value="Please upload your file(s)" office:value-type="string" table:style-name="a7a5103">
            <text:p>Please upload your file(s)</text:p>
          </table:table-cell>
          <table:table-cell office:string-value="First impression: How relevant are the results for you?" office:value-type="string" table:style-name="a5c3fcb">
            <text:p>First impression: How relevant are the results for you?</text:p>
          </table:table-cell>
          <table:table-cell office:string-value="Please rate the usefulness of the search functionality" office:value-type="string" table:style-name="aaab58a">
            <text:p>Please rate the usefulness of the search functionality</text:p>
          </table:table-cell>
          <table:table-cell office:string-value="Any search features you have been missing? (e.g. additional filters)" office:value-type="string" table:style-name="a6778b4">
            <text:p>Any search features you have been missing? (e.g. additional filters)</text:p>
          </table:table-cell>
          <table:table-cell office:string-value="Any project you would have expected, but didn't find in the results?" office:value-type="string" table:style-name="a1f7834">
            <text:p>Any project you would have expected, but didn't find in the results?</text:p>
          </table:table-cell>
          <table:table-cell office:string-value="Any further comments?" office:value-type="string" table:style-name="ad6ba7d">
            <text:p>Any further comments?</text:p>
          </table:table-cell>
          <table:table-cell office:string-value="URL of a project detail page (e.g. https://losh.opennext.eu/detail/Q8684)" office:value-type="string" table:style-name="a6d19a9">
            <text:p>URL of a project detail page (e.g. https://losh.opennext.eu/detail/Q8684)</text:p>
          </table:table-cell>
          <table:table-cell office:string-value="Without having checked the repository yet – how informative is the metadata in the detail page for you?" office:value-type="string" table:style-name="a692054">
            <text:p>Without having checked the repository yet – how informative is the metadata in the detail page for you?</text:p>
          </table:table-cell>
          <table:table-cell office:string-value="Does the repository reflect what you expected from the metadata?" office:value-type="string" table:style-name="a392f77">
            <text:p>Does the repository reflect what you expected from the metadata?</text:p>
          </table:table-cell>
          <table:table-cell office:string-value="Was it a useful search result? Please rate the relevance of the project." office:value-type="string" table:style-name="a47e8e6">
            <text:p>Was it a useful search result? Please rate the relevance of the project.</text:p>
          </table:table-cell>
          <table:table-cell office:string-value="Any metadata fields you have been missing?" office:value-type="string" table:style-name="a7f4d47">
            <text:p>Any metadata fields you have been missing?</text:p>
          </table:table-cell>
          <table:table-cell office:string-value="Any further comments?" office:value-type="string" table:style-name="a29efb0">
            <text:p>Any further comments?</text:p>
          </table:table-cell>
          <table:table-cell office:string-value="What did you type into the search bar?" office:value-type="string" table:style-name="a0a6a1d">
            <text:p>What did you type into the search bar?</text:p>
          </table:table-cell>
          <table:table-cell office:string-value="Please upload your file(s)" office:value-type="string" table:style-name="a8dfa80">
            <text:p>Please upload your file(s)</text:p>
          </table:table-cell>
          <table:table-cell office:string-value="First impression: How relevant are the results for you?" office:value-type="string" table:style-name="a0d3a41">
            <text:p>First impression: How relevant are the results for you?</text:p>
          </table:table-cell>
          <table:table-cell office:string-value="Please rate the usefulness of the search functionality" office:value-type="string" table:style-name="a6e64fc">
            <text:p>Please rate the usefulness of the search functionality</text:p>
          </table:table-cell>
          <table:table-cell office:string-value="Any search features you have been missing? (e.g. additional filters)" office:value-type="string" table:style-name="a264dd7">
            <text:p>Any search features you have been missing? (e.g. additional filters)</text:p>
          </table:table-cell>
          <table:table-cell office:string-value="Any project you would have expected, but didn't find in the results?" office:value-type="string" table:style-name="a8efd41">
            <text:p>Any project you would have expected, but didn't find in the results?</text:p>
          </table:table-cell>
          <table:table-cell office:string-value="Any further comments?" office:value-type="string" table:style-name="a054f4d">
            <text:p>Any further comments?</text:p>
          </table:table-cell>
          <table:table-cell office:string-value="URL of a project detail page (e.g. https://losh.opennext.eu/detail/Q8684)" office:value-type="string" table:style-name="a5781f4">
            <text:p>URL of a project detail page (e.g. https://losh.opennext.eu/detail/Q8684)</text:p>
          </table:table-cell>
          <table:table-cell office:string-value="Without having checked the repository yet – how informative is the metadata in the detail page for you?" office:value-type="string" table:style-name="a04bc1d">
            <text:p>Without having checked the repository yet – how informative is the metadata in the detail page for you?</text:p>
          </table:table-cell>
          <table:table-cell office:string-value="Does the repository reflect what you expected from the metadata?" office:value-type="string" table:style-name="a736349">
            <text:p>Does the repository reflect what you expected from the metadata?</text:p>
          </table:table-cell>
          <table:table-cell office:string-value="Was it a useful search result? Please rate the relevance of the project." office:value-type="string" table:style-name="ac2258d">
            <text:p>Was it a useful search result? Please rate the relevance of the project.</text:p>
          </table:table-cell>
          <table:table-cell office:string-value="Any metadata fields you have been missing?" office:value-type="string" table:style-name="a5f6df0">
            <text:p>Any metadata fields you have been missing?</text:p>
          </table:table-cell>
          <table:table-cell office:string-value="Any further comments?" office:value-type="string" table:style-name="a65ae6c">
            <text:p>Any further comments?</text:p>
          </table:table-cell>
          <table:table-cell office:string-value="What did you type into the search bar?" office:value-type="string" table:style-name="af11fdb">
            <text:p>What did you type into the search bar?</text:p>
          </table:table-cell>
          <table:table-cell office:string-value="Please upload your file(s)" office:value-type="string" table:style-name="a6b55f4">
            <text:p>Please upload your file(s)</text:p>
          </table:table-cell>
          <table:table-cell office:string-value="First impression: How relevant are the results for you?" office:value-type="string" table:style-name="a56d44f">
            <text:p>First impression: How relevant are the results for you?</text:p>
          </table:table-cell>
          <table:table-cell office:string-value="Please rate the usefulness of the search functionality" office:value-type="string" table:style-name="a5cef51">
            <text:p>Please rate the usefulness of the search functionality</text:p>
          </table:table-cell>
          <table:table-cell office:string-value="Any search features you have been missing? (e.g. additional filters)" office:value-type="string" table:style-name="a44f5b5">
            <text:p>Any search features you have been missing? (e.g. additional filters)</text:p>
          </table:table-cell>
          <table:table-cell office:string-value="Any project you would have expected, but didn't find in the results?" office:value-type="string" table:style-name="ab5a875">
            <text:p>Any project you would have expected, but didn't find in the results?</text:p>
          </table:table-cell>
          <table:table-cell office:string-value="Any further comments?" office:value-type="string" table:style-name="a003927">
            <text:p>Any further comments?</text:p>
          </table:table-cell>
          <table:table-cell office:string-value="URL of a project detail page (e.g. https://losh.opennext.eu/detail/Q8684)" office:value-type="string" table:style-name="ac6fa3e">
            <text:p>URL of a project detail page (e.g. https://losh.opennext.eu/detail/Q8684)</text:p>
          </table:table-cell>
          <table:table-cell office:string-value="Without having checked the repository yet – how informative is the metadata in the detail page for you?" office:value-type="string" table:style-name="ad0d0a2">
            <text:p>Without having checked the repository yet – how informative is the metadata in the detail page for you?</text:p>
          </table:table-cell>
          <table:table-cell office:string-value="Does the repository reflect what you expected from the metadata?" office:value-type="string" table:style-name="ac60708">
            <text:p>Does the repository reflect what you expected from the metadata?</text:p>
          </table:table-cell>
          <table:table-cell office:string-value="Was it a useful search result? Please rate the relevance of the project." office:value-type="string" table:style-name="a93be53">
            <text:p>Was it a useful search result? Please rate the relevance of the project.</text:p>
          </table:table-cell>
          <table:table-cell office:string-value="Any metadata fields you have been missing?" office:value-type="string" table:style-name="a770c3d">
            <text:p>Any metadata fields you have been missing?</text:p>
          </table:table-cell>
          <table:table-cell office:string-value="Any further comments?" office:value-type="string" table:style-name="a974477">
            <text:p>Any further comments?</text:p>
          </table:table-cell>
          <table:table-cell office:string-value="Please upload your manifest file here:" office:value-type="string" table:style-name="a3dde7d">
            <text:p>Please upload your manifest file here:</text:p>
          </table:table-cell>
          <table:table-cell office:string-value="Please tell us about your experience; how intuitive was the interface for you?" office:value-type="string" table:style-name="a8b12c3">
            <text:p>Please tell us about your experience; how intuitive was the interface for you?</text:p>
          </table:table-cell>
          <table:table-cell office:string-value="How easy was it for you to fill out the fields?" office:value-type="string" table:style-name="aa5af63">
            <text:p>How easy was it for you to fill out the fields?</text:p>
          </table:table-cell>
          <table:table-cell office:string-value="Please explain your answers. Did you face any particular challenges?" office:value-type="string" table:style-name="af58b44">
            <text:p>Please explain your answers. Did you face any particular challenges?</text:p>
          </table:table-cell>
          <table:table-cell office:string-value="Any fields that should be added to the interface?" office:value-type="string" table:style-name="ae2d719">
            <text:p>Any fields that should be added to the interface?</text:p>
          </table:table-cell>
          <table:table-cell office:string-value="Any fields that felt redundant/useless for you?" office:value-type="string" table:style-name="a928628">
            <text:p>Any fields that felt redundant/useless for you?</text:p>
          </table:table-cell>
          <table:table-cell office:string-value="Number-Slider Question" office:value-type="string" table:style-name="a064b20">
            <text:p>Number-Slider Question</text:p>
          </table:table-cell>
          <table:table-cell office:string-value="Please explain your answer, in case you have more details to share" office:value-type="string" table:style-name="a0e9cee">
            <text:p>Please explain your answer, in case you have more details to share</text:p>
          </table:table-cell>
          <table:table-cell office:string-value="To conclude, since you hold the manifest file in your hands now: Do you know how to proceed from here in order to get it onto LOSH?" office:value-type="string" table:style-name="ae70f12">
            <text:p>To conclude, since you hold the manifest file in your hands now: Do you know how to proceed from here in order to get it onto LOSH?</text:p>
          </table:table-cell>
          <table:table-cell office:string-value="Anything else you want to share?" office:value-type="string" table:style-name="a617ae6">
            <text:p>Anything else you want to share?</text:p>
          </table:table-cell>
        </table:table-row>
        <table:table-row>
          <table:table-cell office:string-value="Hardware developer" office:value-type="string">
            <text:p>Hardware developer</text:p>
          </table:table-cell>
          <table:table-cell office:value-type="string"/>
          <table:table-cell office:string-value="Yes" office:value-type="string">
            <text:p>Yes</text:p>
          </table:table-cell>
          <table:table-cell office:string-value="whistle" office:value-type="string">
            <text:p>whistle</text:p>
          </table:table-cell>
          <table:table-cell>
            <text:p><text:a xlink:href="../f0f8cc65-37e8-4fc8-b550-2ed5d72c849b/Upload_1" xlink:type="simple">LOSHExploreData-1653666301689.csv</text:a></text:p>
          </table:table-cell>
          <table:table-cell office:value="4.0" office:value-type="float" table:style-name="a533a03">
            <text:p>4</text:p>
          </table:table-cell>
          <table:table-cell office:value="3.0" office:value-type="float" table:style-name="a89b05d">
            <text:p>3</text:p>
          </table:table-cell>
          <table:table-cell office:string-value="included fileformats" office:value-type="string">
            <text:p>included fileformats</text:p>
          </table:table-cell>
          <table:table-cell office:string-value="yes, there are far more whistles on thingiverse" office:value-type="string">
            <text:p>yes, there are far more whistles on thingiverse</text:p>
          </table:table-cell>
          <table:table-cell office:string-value="i am glad i find files from thingiverse there." office:value-type="string">
            <text:p>i am glad i find files from thingiverse there.</text:p>
          </table:table-cell>
          <table:table-cell office:string-value="https://losh.opennext.eu/detail/Q63315" office:value-type="string">
            <text:p>https://losh.opennext.eu/detail/Q63315</text:p>
          </table:table-cell>
          <table:table-cell office:value="5.0" office:value-type="float" table:style-name="a7403f1">
            <text:p>5</text:p>
          </table:table-cell>
          <table:table-cell office:string-value="Yes!" office:value-type="string">
            <text:p>Yes!</text:p>
          </table:table-cell>
          <table:table-cell office:value="5.0" office:value-type="float" table:style-name="a021f7e">
            <text:p>5</text:p>
          </table:table-cell>
          <table:table-cell office:string-value="repo thingiverse is not mentioned on the project detail page, the link shows thingiverse" office:value-type="string">
            <text:p>repo thingiverse is not mentioned on the project detail page, the link shows thingiverse</text:p>
          </table:table-cell>
          <table:table-cell office:string-value="i need translation of the searchresults https://translate.google.com/?sl=en&amp;tl=de&amp;text=https%3A%2F%2Flosh.opennext.eu%2Fdetail%2FQ63315&amp;op=translate translation is also a problem on thingiverse" office:value-type="string">
            <text:p>i need translation of the searchresults https://translate.google.com/?sl=en&amp;tl=de&amp;text=https%3A%2F%2Flosh.opennext.eu%2Fdetail%2FQ63315&amp;op=translate translation is also a problem on thingiverse</text:p>
          </table:table-cell>
          <table:table-cell office:string-value="ship" office:value-type="string">
            <text:p>ship</text:p>
          </table:table-cell>
          <table:table-cell>
            <text:p><text:a xlink:href="../f0f8cc65-37e8-4fc8-b550-2ed5d72c849b/Upload_2" xlink:type="simple">LOSHExploreData-1653666929995.csv</text:a></text:p>
          </table:table-cell>
          <table:table-cell office:value="4.0" office:value-type="float" table:style-name="ad3fc80">
            <text:p>4</text:p>
          </table:table-cell>
          <table:table-cell office:value="4.0" office:value-type="float" table:style-name="a4f63b3">
            <text:p>4</text:p>
          </table:table-cell>
          <table:table-cell office:string-value="repo host thingiverse does not show up," office:value-type="string">
            <text:p>repo host thingiverse does not show up,</text:p>
          </table:table-cell>
          <table:table-cell office:string-value="too many results on the page, the csv includes only the first page" office:value-type="string">
            <text:p>too many results on the page, the csv includes only the first page</text:p>
          </table:table-cell>
          <table:table-cell office:value-type="string"/>
          <table:table-cell office:string-value="https://losh.opennext.eu/detail/Q60738" office:value-type="string">
            <text:p>https://losh.opennext.eu/detail/Q60738</text:p>
          </table:table-cell>
          <table:table-cell office:value="2.0" office:value-type="float" table:style-name="a4306a1">
            <text:p>2</text:p>
          </table:table-cell>
          <table:table-cell office:string-value="Yes!" office:value-type="string">
            <text:p>Yes!</text:p>
          </table:table-cell>
          <table:table-cell office:value="5.0" office:value-type="float" table:style-name="ab0ea15">
            <text:p>5</text:p>
          </table:table-cell>
          <table:table-cell office:string-value="build instructions are missing" office:value-type="string">
            <text:p>build instructions are missing</text:p>
          </table:table-cell>
          <table:table-cell office:value-type="string"/>
          <table:table-cell office:string-value="gun" office:value-type="string">
            <text:p>gun</text:p>
          </table:table-cell>
          <table:table-cell>
            <text:p><text:a xlink:href="../f0f8cc65-37e8-4fc8-b550-2ed5d72c849b/Upload_3" xlink:type="simple">LOSHExploreData-1653667306417.csv</text:a></text:p>
          </table:table-cell>
          <table:table-cell office:value="4.0" office:value-type="float" table:style-name="a61428e">
            <text:p>4</text:p>
          </table:table-cell>
          <table:table-cell office:value="4.0" office:value-type="float" table:style-name="aa760f3">
            <text:p>4</text:p>
          </table:table-cell>
          <table:table-cell office:string-value="what material, tools" office:value-type="string">
            <text:p>what material, tools</text:p>
          </table:table-cell>
          <table:table-cell office:value-type="string"/>
          <table:table-cell office:value-type="string"/>
          <table:table-cell office:string-value="https://losh.opennext.eu/detail/Q745774" office:value-type="string">
            <text:p>https://losh.opennext.eu/detail/Q745774</text:p>
          </table:table-cell>
          <table:table-cell office:value="3.0" office:value-type="float" table:style-name="a8d5f37">
            <text:p>3</text:p>
          </table:table-cell>
          <table:table-cell office:string-value="Not really" office:value-type="string">
            <text:p>Not really</text:p>
          </table:table-cell>
          <table:table-cell office:value="3.0" office:value-type="float" table:style-name="a7e21a6">
            <text:p>3</text:p>
          </table:table-cell>
          <table:table-cell office:string-value="rebuilds count, popularity" office:value-type="string">
            <text:p>rebuilds count, popularity</text:p>
          </table:table-cell>
          <table:table-cell office:string-value="to little description: Bang Bang! like the title gun" office:value-type="string">
            <text:p>to little description: Bang Bang! like the title gun</text:p>
          </table:table-cell>
          <table:table-cell>
            <text:p><text:a xlink:href="../f0f8cc65-37e8-4fc8-b550-2ed5d72c849b/Upload_4" xlink:type="simple">okh.toml</text:a></text:p>
          </table:table-cell>
          <table:table-cell office:value="4.0" office:value-type="float" table:style-name="aa93b01">
            <text:p>4</text:p>
          </table:table-cell>
          <table:table-cell office:value="4.0" office:value-type="float" table:style-name="a3e8eba">
            <text:p>4</text:p>
          </table:table-cell>
          <table:table-cell office:string-value="units did only come visible after changeing them to an other value before changeing them back to the original value wich i needed" office:value-type="string">
            <text:p>units did only come visible after changeing them to an other value before changeing them back to the original value wich i needed</text:p>
          </table:table-cell>
          <table:table-cell office:value-type="string"/>
          <table:table-cell office:value-type="string"/>
          <table:table-cell office:value="4.0" office:value-type="float" table:style-name="a516dd6">
            <text:p>4</text:p>
          </table:table-cell>
          <table:table-cell office:string-value="manifest is not invalid. maybe i took to less time. but there is no hint why it is invalid maybe Readme repo-relative path to the readme file https://gitlab.opensourceecology.de/verein/projekte/cab/oskar/oskar-braille-keyboard/-/blob/assessment/README.md is marked as: must NOT be valid" office:value-type="string">
            <text:p>manifest is not invalid. maybe i took to less time. but there is no hint why it is invalid maybe Readme repo-relative path to the readme file https://gitlab.opensourceecology.de/verein/projekte/cab/oskar/oskar-braille-keyboard/-/blob/assessment/README.md is marked as: must NOT be valid</text:p>
          </table:table-cell>
          <table:table-cell office:string-value="Not 100% sure, I'd like to consult someone from the LOSH team first" office:value-type="string">
            <text:p>Not 100% sure, I'd like to consult someone from the LOSH team first</text:p>
          </table:table-cell>
          <table:table-cell office:string-value="i do not have all the requested parts. i have to work on a contribution guide. document what is needed for this to work. is something mandatory or optional?" office:value-type="string">
            <text:p>i do not have all the requested parts. i have to work on a contribution guide. document what is needed for this to work. is something mandatory or optional?</text:p>
          </table:table-cell>
        </table:table-row>
        <table:table-row>
          <table:table-cell office:string-value="Researcher" office:value-type="string">
            <text:p>Researcher</text:p>
          </table:table-cell>
          <table:table-cell office:value-type="string"/>
          <table:table-cell office:string-value="Ney" office:value-type="string">
            <text:p>Ney</text:p>
          </table:table-cell>
          <table:table-cell office:string-value="pcr" office:value-type="string">
            <text:p>pcr</text:p>
          </table:table-cell>
          <table:table-cell>
            <text:p><text:a xlink:href="../2f9f89f1-c8fc-46a4-9a23-892648377d2d/Upload_1" xlink:type="simple">LOSHExploreData-1653659814685.csv</text:a></text:p>
          </table:table-cell>
          <table:table-cell office:value="3.0" office:value-type="float" table:style-name="a99a064">
            <text:p>3</text:p>
          </table:table-cell>
          <table:table-cell office:value="3.0" office:value-type="float" table:style-name="a5d9680">
            <text:p>3</text:p>
          </table:table-cell>
          <table:table-cell office:value-type="string"/>
          <table:table-cell office:value-type="string"/>
          <table:table-cell office:string-value="The names of many of the search results are not very descriptive, but I guess that's not something LOSH can control!" office:value-type="string">
            <text:p>The names of many of the search results are not very descriptive, but I guess that's not something LOSH can control!</text:p>
          </table:table-cell>
          <table:table-cell office:string-value="https://losh.opennext.eu/detail/Q499768" office:value-type="string">
            <text:p>https://losh.opennext.eu/detail/Q499768</text:p>
          </table:table-cell>
          <table:table-cell office:value="3.0" office:value-type="float" table:style-name="ae11949">
            <text:p>3</text:p>
          </table:table-cell>
          <table:table-cell office:string-value="Yes!" office:value-type="string">
            <text:p>Yes!</text:p>
          </table:table-cell>
          <table:table-cell office:value="3.0" office:value-type="float" table:style-name="aa0855b">
            <text:p>3</text:p>
          </table:table-cell>
          <table:table-cell office:value-type="string"/>
          <table:table-cell office:string-value="Thank you!" office:value-type="string">
            <text:p>Thank you!</text:p>
          </table:table-cell>
          <table:table-cell office:string-value="microscope" office:value-type="string">
            <text:p>microscope</text:p>
          </table:table-cell>
          <table:table-cell>
            <text:p><text:a xlink:href="../2f9f89f1-c8fc-46a4-9a23-892648377d2d/Upload_2" xlink:type="simple">LOSHExploreData-1653665906960.csv</text:a></text:p>
          </table:table-cell>
          <table:table-cell office:value="4.0" office:value-type="float" table:style-name="a1f1d94">
            <text:p>4</text:p>
          </table:table-cell>
          <table:table-cell office:value="4.0" office:value-type="float" table:style-name="ae89e50">
            <text:p>4</text:p>
          </table:table-cell>
          <table:table-cell office:string-value="I like to be able to customise the number of results per page and see the total number of pages." office:value-type="string">
            <text:p>I like to be able to customise the number of results per page and see the total number of pages.</text:p>
          </table:table-cell>
          <table:table-cell office:string-value="I was expecting to see the OpenFlexure Microscope GitLab repositories, but none appeared in my search results." office:value-type="string">
            <text:p>I was expecting to see the OpenFlexure Microscope GitLab repositories, but none appeared in my search results.</text:p>
          </table:table-cell>
          <table:table-cell office:value-type="string"/>
          <table:table-cell office:string-value="https://losh.opennext.eu/detail/Q7051" office:value-type="string">
            <text:p>https://losh.opennext.eu/detail/Q7051</text:p>
          </table:table-cell>
          <table:table-cell office:value="3.0" office:value-type="float" table:style-name="ab8265a">
            <text:p>3</text:p>
          </table:table-cell>
          <table:table-cell office:string-value="Yes!" office:value-type="string">
            <text:p>Yes!</text:p>
          </table:table-cell>
          <table:table-cell office:value="4.0" office:value-type="float" table:style-name="a320c2a">
            <text:p>4</text:p>
          </table:table-cell>
          <table:table-cell office:value-type="string"/>
          <table:table-cell office:string-value="There is a field called &quot;Designed parts&quot; with an item &quot;optics_usb_rms&quot;, but I don't know what any of this means." office:value-type="string">
            <text:p>There is a field called "Designed parts" with an item "optics_usb_rms", but I don't know what any of this means.</text:p>
          </table:table-cell>
          <table:table-cell office:string-value="telescope" office:value-type="string">
            <text:p>telescope</text:p>
          </table:table-cell>
          <table:table-cell>
            <text:p><text:a xlink:href="../2f9f89f1-c8fc-46a4-9a23-892648377d2d/Upload_3" xlink:type="simple">LOSHExploreData-1653666209752.csv</text:a></text:p>
          </table:table-cell>
          <table:table-cell office:value="4.0" office:value-type="float" table:style-name="ac88b55">
            <text:p>4</text:p>
          </table:table-cell>
          <table:table-cell office:value="4.0" office:value-type="float" table:style-name="ad59f2b">
            <text:p>4</text:p>
          </table:table-cell>
          <table:table-cell office:string-value="This time, I was given the option of customising the number of results to show per page, which wasn't available in my previous two searches!" office:value-type="string">
            <text:p>This time, I was given the option of customising the number of results to show per page, which wasn't available in my previous two searches!</text:p>
          </table:table-cell>
          <table:table-cell office:value-type="string"/>
          <table:table-cell office:string-value="The search gave me 7 results called &quot;Dobson&quot; telescope, but it's not clear to me why there are 7 seemingly identical results... Also, the &quot;Download Results&quot; button only gave me a CSV file containing the search results of that page instead of ALL results from all pages. This is confusing, and labour-intensive because I will have to go to each page and click &quot;Download Results&quot; many times!" office:value-type="string">
            <text:p>The search gave me 7 results called "Dobson" telescope, but it's not clear to me why there are 7 seemingly identical results... Also, the "Download Results" button only gave me a CSV file containing the search results of that page instead of ALL results from all pages. This is confusing, and labour-intensive because I will have to go to each page and click "Download Results" many times!</text:p>
          </table:table-cell>
          <table:table-cell office:string-value="https://losh.opennext.eu/detail/Q190467" office:value-type="string">
            <text:p>https://losh.opennext.eu/detail/Q190467</text:p>
          </table:table-cell>
          <table:table-cell office:value="2.0" office:value-type="float" table:style-name="a9c1ce8">
            <text:p>2</text:p>
          </table:table-cell>
          <table:table-cell office:string-value="Sort of…" office:value-type="string">
            <text:p>Sort of…</text:p>
          </table:table-cell>
          <table:table-cell office:value="3.0" office:value-type="float" table:style-name="a407104">
            <text:p>3</text:p>
          </table:table-cell>
          <table:table-cell office:value-type="string"/>
          <table:table-cell office:string-value="I like the &quot;Licensor&quot; field, very important and often forgotten." office:value-type="string">
            <text:p>I like the "Licensor" field, very important and often forgotten.</text:p>
          </table:table-cell>
          <table:table-cell>
            <text:p><text:a xlink:href="../2f9f89f1-c8fc-46a4-9a23-892648377d2d/Upload_4" xlink:type="simple">okh.toml</text:a></text:p>
          </table:table-cell>
          <table:table-cell office:value="2.0" office:value-type="float" table:style-name="a338876">
            <text:p>2</text:p>
          </table:table-cell>
          <table:table-cell office:value="2.0" office:value-type="float" table:style-name="a69a80a">
            <text:p>2</text:p>
          </table:table-cell>
          <table:table-cell office:string-value="Yeah, a few challenges: 1. There wasn't a way for me to indicate documentation in multiple (human) languages. 2. I'd like see more examples of the &quot;functional description&quot; before I write mine. 3. It's not clear to me as an outsider how to correctly complete the &quot;Outer dimensions&quot; fields and would like to see a worked out example from a real project. 4. I don't know what to do if files in my repository have different licenses, how do I indicate that???" office:value-type="string">
            <text:p>Yeah, a few challenges: 1. There wasn't a way for me to indicate documentation in multiple (human) languages. 2. I'd like see more examples of the "functional description" before I write mine. 3. It's not clear to me as an outsider how to correctly complete the "Outer dimensions" fields and would like to see a worked out example from a real project. 4. I don't know what to do if files in my repository have different licenses, how do I indicate that???</text:p>
          </table:table-cell>
          <table:table-cell office:string-value="Fields for &quot;manifest-language&quot; and &quot;documentation-language&quot; that allows for multilingual situations." office:value-type="string">
            <text:p>Fields for "manifest-language" and "documentation-language" that allows for multilingual situations.</text:p>
          </table:table-cell>
          <table:table-cell office:value-type="string"/>
          <table:table-cell office:value="2.0" office:value-type="float" table:style-name="ac88106">
            <text:p>2</text:p>
          </table:table-cell>
          <table:table-cell office:string-value="(I don't understand this slider....)" office:value-type="string">
            <text:p>(I don't understand this slider....)</text:p>
          </table:table-cell>
          <table:table-cell office:string-value="Not 100% sure, I'd like to consult someone from the LOSH team first" office:value-type="string">
            <text:p>Not 100% sure, I'd like to consult someone from the LOSH team first</text:p>
          </table:table-cell>
          <table:table-cell office:string-value="Thank you!!! I really like the idea of a standardised manifest file." office:value-type="string">
            <text:p>Thank you!!! I really like the idea of a standardised manifest file.</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webrun</dc:creator>
    <dc:date>2022-06-16T17:56:21</dc:date>
    <meta:editing-cycles>1</meta:editing-cycles>
    <meta:editing-duration>PT2.122S</meta:editing-duration>
    <meta:initial-creator>webrun</meta:initial-creator>
    <meta:creation-date>2022-06-16T17:56:19</meta:creation-date>
    <dc:language>en</dc:language>
  </office:meta>
</office:document-meta>
</file>